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d2f" officeooo:paragraph-rsid="00033d2f"/>
    </style:style>
    <style:style style:name="P2" style:family="paragraph" style:parent-style-name="Standard" style:list-style-name="L1">
      <style:text-properties officeooo:rsid="00033d2f" officeooo:paragraph-rsid="00033d2f"/>
    </style:style>
    <style:style style:name="P3" style:family="paragraph" style:parent-style-name="Standard">
      <style:text-properties officeooo:rsid="00033d2f" officeooo:paragraph-rsid="00033d2f"/>
    </style:style>
    <style:style style:name="P4" style:family="paragraph" style:parent-style-name="Standard">
      <style:text-properties officeooo:rsid="0004d2da" officeooo:paragraph-rsid="0004d2d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ação de um Documento de Software</text:p>
      <text:p text:style-name="P1"/>
      <text:p text:style-name="P1">O documento deve conter:</text:p>
      <text:list text:style-name="L1">
        <text:list-item>
          <text:p text:style-name="P2">Apresentação (introdução ao sistema)</text:p>
        </text:list-item>
        <text:list-item>
          <text:p text:style-name="P2">Descrição do projeto (descrição básica do sistema planejado)</text:p>
        </text:list-item>
        <text:list-item>
          <text:p text:style-name="P2">Descrição dos usuários (quem serão os usuários do sistema)</text:p>
        </text:list-item>
        <text:list-item>
          <text:p text:style-name="P2">Necessidades observadas e regras de negócio</text:p>
        </text:list-item>
        <text:list-item>
          <text:p text:style-name="P2">Requisitos funcionais</text:p>
        </text:list-item>
        <text:list-item>
          <text:p text:style-name="P2">Requisitos não funcionais</text:p>
        </text:list-item>
        <text:list-item>
          <text:p text:style-name="P2">Tecnologias previstas</text:p>
        </text:list-item>
        <text:list-item>
          <text:p text:style-name="P2">Três funcionalidades (3 telas previstas)</text:p>
        </text:list-item>
        <text:list-item>
          <text:p text:style-name="P2">Três registros a serem armazenados</text:p>
        </text:list-item>
        <text:list-item>
          <text:p text:style-name="P2">Uso de banco de dados</text:p>
        </text:list-item>
      </text:list>
      <text:p text:style-name="P1"/>
      <text:p text:style-name="P4">Posso ir olhando no vídeo de exemplo e ir fazendo aplicando a minha ideia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2:22:24.262000000</meta:creation-date>
    <dc:date>2024-04-28T22:59:28.479000000</dc:date>
    <meta:editing-duration>PT24M54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3" meta:word-count="83" meta:character-count="505" meta:non-whitespace-character-count="445"/>
  </office:meta>
</office:document-meta>
</file>